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Cleaner.clean( FactoryConfiguration facto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nfigurationCleaner.clean( ToolboxConfiguration toolbo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figurationCleaner.clean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figurationCleaner.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eaner.cleanProperties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